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바탕" svg:font-family="바탕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" svg:font-family="Noto Sans CJK JP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system" style:font-pitch="variable"/>
    <style:font-face style:name="Noto Sans Mono CJK JP" svg:font-family="Noto Sans Mono CJK JP" style:font-family-generic="system" style:font-pitch="variable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ystem" style:font-pitch="variable" svg:panose-1="2 11 6 4 2 2 2 2 2 4"/>
    <style:font-face style:name="맑은 고딕" svg:font-family="맑은 고딕" style:font-family-generic="modern" style:font-pitch="variable" svg:panose-1="2 11 5 3 2 0 0 2 0 4"/>
    <style:font-face style:name="Noto Mono" svg:font-family="Noto Mono" style:font-family-generic="system" style:font-pitch="variable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 Unicode MS" style:font-name-asian="Arial Unicode MS" style:font-name-complex="Arial Unicode MS" fo:font-size="24pt" style:font-size-asian="24pt" style:font-size-complex="24pt"/>
    </style:style>
    <style:style style:name="P4" style:parent-style-name="Standard" style:family="paragraph">
      <style:paragraph-properties fo:text-align="center"/>
      <style:text-properties style:font-name="Arial Unicode MS" style:font-name-asian="Arial Unicode MS" style:font-name-complex="Arial Unicode MS" fo:font-size="24pt" style:font-size-asian="24pt" style:font-size-complex="24pt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  <style:text-properties style:font-name="Arial Unicode MS" style:font-name-asian="Arial Unicode MS" style:font-name-complex="Arial Unicode MS" fo:color="#00000A"/>
    </style:style>
    <style:style style:name="TableColumn8" style:family="table-column">
      <style:table-column-properties style:column-width="0.8659in" style:use-optimal-column-width="false"/>
    </style:style>
    <style:style style:name="TableColumn9" style:family="table-column">
      <style:table-column-properties style:column-width="0.625in" style:use-optimal-column-width="false"/>
    </style:style>
    <style:style style:name="TableColumn10" style:family="table-column">
      <style:table-column-properties style:column-width="1.1513in" style:use-optimal-column-width="false"/>
    </style:style>
    <style:style style:name="TableColumn11" style:family="table-column">
      <style:table-column-properties style:column-width="0.7784in" style:use-optimal-column-width="false"/>
    </style:style>
    <style:style style:name="TableColumn12" style:family="table-column">
      <style:table-column-properties style:column-width="3.0375in" style:use-optimal-column-width="false"/>
    </style:style>
    <style:style style:name="Table7" style:family="table">
      <style:table-properties style:width="6.4583in" fo:margin-left="-0.0694in" table:align="left"/>
    </style:style>
    <style:style style:name="TableRow13" style:family="table-row">
      <style:table-row-properties style:min-row-height="0.2916in" style:use-optimal-row-height="false"/>
    </style:style>
    <style:style style:name="TableCell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Row18" style:family="table-row">
      <style:table-row-properties style:min-row-height="0.2916in" style:use-optimal-row-height="false"/>
    </style:style>
    <style:style style:name="TableCell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line-height="100%"/>
      <style:text-properties style:font-name="Arial Unicode MS" style:font-name-asian="맑은 고딕"/>
    </style:style>
    <style:style style:name="TableCell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기본단락글꼴" style:family="text">
      <style:text-properties style:font-name="Arial Unicode MS" style:font-name-asian="Arial Unicode MS" style:font-name-complex="Arial Unicode MS"/>
    </style:style>
    <style:style style:name="T24" style:parent-style-name="기본단락글꼴" style:family="text">
      <style:text-properties style:font-name="Arial Unicode MS" style:font-name-asian="Arial Unicode MS" style:font-name-complex="Arial Unicode MS"/>
    </style:style>
    <style:style style:name="T25" style:parent-style-name="기본단락글꼴" style:family="text">
      <style:text-properties style:font-name="Arial Unicode MS" style:font-name-asian="Arial Unicode MS" style:font-name-complex="Arial Unicode MS"/>
    </style:style>
    <style:style style:name="T26" style:parent-style-name="기본단락글꼴" style:family="text">
      <style:text-properties style:font-name="Arial Unicode MS" style:font-name-asian="Arial Unicode MS" style:font-name-complex="Arial Unicode MS"/>
    </style:style>
    <style:style style:name="T27" style:parent-style-name="기본단락글꼴" style:family="text">
      <style:text-properties style:font-name="Arial Unicode MS" style:font-name-asian="Arial Unicode MS" style:font-name-complex="Arial Unicode MS"/>
    </style:style>
    <style:style style:name="TableRow28" style:family="table-row">
      <style:table-row-properties style:min-row-height="0.2916in" style:use-optimal-row-height="false"/>
    </style:style>
    <style:style style:name="TableCell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 style:min-row-height="0.2916in" style:use-optimal-row-height="false"/>
    </style:style>
    <style:style style:name="TableCell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ableCell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2" style:parent-style-name="Standard" style:family="paragraph">
      <style:paragraph-properties fo:text-align="center" fo:line-height="100%">
        <style:tab-stops>
          <style:tab-stop style:type="center" style:position="3.1145in"/>
          <style:tab-stop style:type="left" style:position="3.8437in"/>
        </style:tab-stops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TableCell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>
        <style:tab-stops>
          <style:tab-stop style:type="center" style:position="3.1145in"/>
          <style:tab-stop style:type="left" style:position="3.8437in"/>
        </style:tab-stops>
      </style:paragraph-properties>
      <style:text-properties style:font-name="Arial Unicode MS" style:font-name-asian="Arial Unicode MS" style:font-name-complex="Arial Unicode MS"/>
    </style:style>
    <style:style style:name="TableRow45" style:family="table-row">
      <style:table-row-properties style:min-row-height="0.2916in" style:use-optimal-row-height="false"/>
    </style:style>
    <style:style style:name="TableCell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</style:style>
    <style:style style:name="TableRow50" style:family="table-row">
      <style:table-row-properties style:min-row-height="0.2916in" style:use-optimal-row-height="false"/>
    </style:style>
    <style:style style:name="TableCell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54" style:parent-style-name="기본단락글꼴" style:family="text">
      <style:text-properties style:font-name="Arial Unicode MS" style:font-name-asian="Arial Unicode MS" style:font-name-complex="Arial Unicode MS"/>
    </style:style>
    <style:style style:name="T55" style:parent-style-name="기본단락글꼴" style:family="text">
      <style:text-properties style:font-name="Arial Unicode MS" style:font-name-asian="Arial Unicode MS" style:font-name-complex="Arial Unicode MS"/>
    </style:style>
    <style:style style:name="T56" style:parent-style-name="기본단락글꼴" style:family="text">
      <style:text-properties style:font-name="Arial Unicode MS" style:font-name-asian="Arial Unicode MS" style:font-name-complex="Arial Unicode MS"/>
    </style:style>
    <style:style style:name="T57" style:parent-style-name="기본단락글꼴" style:family="text">
      <style:text-properties style:font-name="Arial Unicode MS" style:font-name-asian="Arial Unicode MS" style:font-name-complex="Arial Unicode MS"/>
    </style:style>
    <style:style style:name="T58" style:parent-style-name="기본단락글꼴" style:family="text">
      <style:text-properties style:font-name="Arial Unicode MS" style:font-name-asian="Arial Unicode MS" style:font-name-complex="Arial Unicode MS"/>
    </style:style>
    <style:style style:name="T59" style:parent-style-name="기본단락글꼴" style:family="text">
      <style:text-properties style:font-name="Arial Unicode MS" style:font-name-asian="Arial Unicode MS" style:font-name-complex="Arial Unicode MS"/>
    </style:style>
    <style:style style:name="T60" style:parent-style-name="기본단락글꼴" style:family="text">
      <style:text-properties style:font-name="Arial Unicode MS" style:font-name-asian="Arial Unicode MS" style:font-name-complex="Arial Unicode MS"/>
    </style:style>
    <style:style style:name="T61" style:parent-style-name="기본단락글꼴" style:family="text">
      <style:text-properties style:font-name="Arial Unicode MS" style:font-name-asian="Arial Unicode MS" style:font-name-complex="Arial Unicode MS"/>
    </style:style>
    <style:style style:name="T62" style:parent-style-name="기본단락글꼴" style:family="text">
      <style:text-properties style:font-name="Arial Unicode MS" style:font-name-asian="Arial Unicode MS" style:font-name-complex="Arial Unicode MS"/>
    </style:style>
    <style:style style:name="T63" style:parent-style-name="기본단락글꼴" style:family="text">
      <style:text-properties style:font-name="Arial Unicode MS" style:font-name-asian="Arial Unicode MS" style:font-name-complex="Arial Unicode MS"/>
    </style:style>
    <style:style style:name="T64" style:parent-style-name="기본단락글꼴" style:family="text">
      <style:text-properties style:font-name="Arial Unicode MS" style:font-name-asian="Arial Unicode MS" style:font-name-complex="Arial Unicode MS"/>
    </style:style>
    <style:style style:name="T65" style:parent-style-name="기본단락글꼴" style:family="text">
      <style:text-properties style:font-name="Arial Unicode MS" style:font-name-asian="Arial Unicode MS" style:font-name-complex="Arial Unicode MS"/>
    </style:style>
    <style:style style:name="T66" style:parent-style-name="기본단락글꼴" style:family="text">
      <style:text-properties style:font-name="Arial Unicode MS" style:font-name-asian="Arial Unicode MS" style:font-name-complex="Arial Unicode MS"/>
    </style:style>
    <style:style style:name="T67" style:parent-style-name="기본단락글꼴" style:family="text">
      <style:text-properties style:font-name="Arial Unicode MS" style:font-name-asian="Arial Unicode MS" style:font-name-complex="Arial Unicode MS"/>
    </style:style>
    <style:style style:name="T68" style:parent-style-name="기본단락글꼴" style:family="text">
      <style:text-properties style:font-name="Arial Unicode MS" style:font-name-asian="Arial Unicode MS" style:font-name-complex="Arial Unicode MS"/>
    </style:style>
    <style:style style:name="T69" style:parent-style-name="기본단락글꼴" style:family="text">
      <style:text-properties style:font-name="Arial Unicode MS" style:font-name-asian="Arial Unicode MS" style:font-name-complex="Arial Unicode MS"/>
    </style:style>
    <style:style style:name="T70" style:parent-style-name="기본단락글꼴" style:family="text">
      <style:text-properties style:font-name="Arial Unicode MS" style:font-name-asian="Arial Unicode MS" style:font-name-complex="Arial Unicode MS"/>
    </style:style>
    <style:style style:name="T71" style:parent-style-name="기본단락글꼴" style:family="text">
      <style:text-properties style:font-name="Arial Unicode MS" style:font-name-asian="Arial Unicode MS" style:font-name-complex="Arial Unicode MS"/>
    </style:style>
    <style:style style:name="T72" style:parent-style-name="기본단락글꼴" style:family="text">
      <style:text-properties style:font-name="Arial Unicode MS" style:font-name-asian="Arial Unicode MS" style:font-name-complex="Arial Unicode MS"/>
    </style:style>
    <style:style style:name="T73" style:parent-style-name="기본단락글꼴" style:family="text">
      <style:text-properties style:font-name="Arial Unicode MS" style:font-name-asian="Arial Unicode MS" style:font-name-complex="Arial Unicode MS"/>
    </style:style>
    <style:style style:name="T74" style:parent-style-name="기본단락글꼴" style:family="text">
      <style:text-properties style:font-name="Arial Unicode MS" style:font-name-asian="Arial Unicode MS" style:font-name-complex="Arial Unicode MS"/>
    </style:style>
    <style:style style:name="T75" style:parent-style-name="기본단락글꼴" style:family="text">
      <style:text-properties style:font-name="Arial Unicode MS" style:font-name-asian="Arial Unicode MS" style:font-name-complex="Arial Unicode MS"/>
    </style:style>
    <style:style style:name="T76" style:parent-style-name="기본단락글꼴" style:family="text">
      <style:text-properties style:font-name="Arial Unicode MS" style:font-name-asian="Arial Unicode MS" style:font-name-complex="Arial Unicode MS"/>
    </style:style>
    <style:style style:name="P77" style:parent-style-name="Standard" style:family="paragraph">
      <style:paragraph-properties fo:line-height="100%"/>
    </style:style>
    <style:style style:name="T78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79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0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1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2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3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4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5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6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87" style:parent-style-name="기본단락글꼴" style:family="text">
      <style:text-properties style:font-name="Arial Unicode MS" style:font-name-asian="Arial Unicode MS" style:font-name-complex="Arial Unicode MS" fo:color="#000000"/>
    </style:style>
    <style:style style:name="TableRow88" style:family="table-row">
      <style:table-row-properties style:min-row-height="0.3354in" style:use-optimal-row-height="false"/>
    </style:style>
    <style:style style:name="P89" style:parent-style-name="표준" style:family="paragraph">
      <style:paragraph-properties style:line-break="strict" style:text-autospace="ideograph-alpha"/>
    </style:style>
    <style:style style:name="P90" style:parent-style-name="표준" style:family="paragraph">
      <style:paragraph-properties style:line-break="strict" style:text-autospace="ideograph-alpha"/>
    </style:style>
    <style:style style:name="TableRow91" style:family="table-row">
      <style:table-row-properties style:min-row-height="0.443in" style:use-optimal-row-height="false"/>
    </style:style>
    <style:style style:name="TableCell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P94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P95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line-height="100%"/>
    </style:style>
    <style:style style:name="TableCell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기본단락글꼴" style:family="text">
      <style:text-properties style:font-name="맑은 고딕" style:font-name-asian="맑은 고딕" style:font-name-complex="맑은 고딕"/>
    </style:style>
    <style:style style:name="TableRow101" style:family="table-row">
      <style:table-row-properties style:min-row-height="0.443in" style:use-optimal-row-height="false"/>
    </style:style>
    <style:style style:name="P102" style:parent-style-name="표준" style:family="paragraph">
      <style:paragraph-properties style:line-break="strict" style:text-autospace="ideograph-alpha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line-height="100%"/>
    </style:style>
    <style:style style:name="TableCell10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  <style:text-properties style:font-name="Arial Unicode MS" style:font-name-asian="Arial Unicode MS" style:font-name-complex="Arial Unicode MS"/>
    </style:style>
    <style:style style:name="TableRow107" style:family="table-row">
      <style:table-row-properties style:min-row-height="0.443in" style:use-optimal-row-height="false"/>
    </style:style>
    <style:style style:name="P108" style:parent-style-name="표준" style:family="paragraph">
      <style:paragraph-properties style:line-break="strict" style:text-autospace="ideograph-alpha"/>
    </style:style>
    <style:style style:name="TableCell10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line-height="100%"/>
    </style:style>
    <style:style style:name="TableCell1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  <style:text-properties style:font-name="Arial Unicode MS" style:font-name-asian="Arial Unicode MS" style:font-name-complex="Arial Unicode MS"/>
    </style:style>
    <style:style style:name="TableRow113" style:family="table-row">
      <style:table-row-properties style:min-row-height="0.5395in" style:use-optimal-row-height="false"/>
    </style:style>
    <style:style style:name="TableCell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1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" style:parent-style-name="Standard" style:family="paragraph">
      <style:paragraph-properties fo:keep-with-next="always"/>
    </style:style>
    <style:style style:name="T118" style:parent-style-name="기본단락글꼴" style:family="text">
      <style:text-properties style:font-name="Arial Unicode MS" style:font-name-asian="Arial Unicode MS" style:font-name-complex="Arial Unicode MS" fo:language="en" fo:country="US"/>
    </style:style>
    <style:style style:name="P119" style:parent-style-name="Standard" style:family="paragraph">
      <style:text-properties style:font-name="Arial Unicode MS" style:font-name-asian="Arial Unicode MS" style:font-name-complex="Arial Unicode MS" fo:language="en" fo:country="US"/>
    </style:style>
    <style:style style:name="TableRow120" style:family="table-row">
      <style:table-row-properties style:min-row-height="0.2916in" style:use-optimal-row-height="false"/>
    </style:style>
    <style:style style:name="TableCell1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1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  <style:text-properties style:font-name-asian="맑은 고딕"/>
    </style:style>
    <style:style style:name="TableRow125" style:family="table-row">
      <style:table-row-properties style:min-row-height="0.8201in" style:use-optimal-row-height="false"/>
    </style:style>
    <style:style style:name="P126" style:parent-style-name="표준" style:family="paragraph">
      <style:paragraph-properties style:line-break="strict" style:text-autospace="ideograph-alpha"/>
    </style:style>
    <style:style style:name="P127" style:parent-style-name="표준" style:family="paragraph">
      <style:paragraph-properties style:line-break="strict" style:text-autospace="ideograph-alpha"/>
    </style:style>
    <style:style style:name="TableRow128" style:family="table-row">
      <style:table-row-properties style:min-row-height="1.1423in" style:use-optimal-row-height="false"/>
    </style:style>
    <style:style style:name="TableCell1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P131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  <style:text-properties style:font-name="Noto Mono" style:font-name-asian="Noto Mono" style:font-name-complex="Arial Unicode MS"/>
    </style:style>
    <style:style style:name="TableCell1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136" style:parent-style-name="기본단락글꼴" style:family="text">
      <style:text-properties style:font-name="맑은 고딕" style:font-name-asian="맑은 고딕" style:font-name-complex="맑은 고딕" fo:color="#000000"/>
    </style:style>
    <style:style style:name="T137" style:parent-style-name="기본단락글꼴" style:family="text">
      <style:text-properties style:font-name="Noto Mono" style:font-name-asian="Noto Mono" style:font-name-complex="Arial Unicode MS" fo:color="#000000"/>
    </style:style>
    <style:style style:name="T138" style:parent-style-name="기본단락글꼴" style:family="text">
      <style:text-properties style:font-name="맑은 고딕" style:font-name-asian="맑은 고딕" style:font-name-complex="맑은 고딕" fo:color="#000000"/>
    </style:style>
    <style:style style:name="T139" style:parent-style-name="기본단락글꼴" style:family="text">
      <style:text-properties style:font-name="Noto Mono" style:font-name-asian="Noto Mono" style:font-name-complex="Arial Unicode MS" fo:color="#000000"/>
    </style:style>
    <style:style style:name="T140" style:parent-style-name="기본단락글꼴" style:family="text">
      <style:text-properties style:font-name="맑은 고딕" style:font-name-asian="맑은 고딕" style:font-name-complex="맑은 고딕" fo:color="#000000"/>
    </style:style>
    <style:style style:name="T141" style:parent-style-name="기본단락글꼴" style:family="text">
      <style:text-properties style:font-name="Noto Mono" style:font-name-asian="Noto Mono" style:font-name-complex="Arial Unicode MS" fo:color="#000000"/>
    </style:style>
    <style:style style:name="T142" style:parent-style-name="기본단락글꼴" style:family="text">
      <style:text-properties style:font-name="맑은 고딕" style:font-name-asian="맑은 고딕" style:font-name-complex="맑은 고딕" fo:color="#000000"/>
    </style:style>
    <style:style style:name="T143" style:parent-style-name="기본단락글꼴" style:family="text">
      <style:text-properties style:font-name="Noto Mono" style:font-name-asian="Noto Mono" style:font-name-complex="Arial Unicode MS" fo:color="#000000"/>
    </style:style>
    <style:style style:name="T144" style:parent-style-name="기본단락글꼴" style:family="text">
      <style:text-properties style:font-name="맑은 고딕" style:font-name-asian="맑은 고딕" style:font-name-complex="맑은 고딕" fo:color="#000000"/>
    </style:style>
    <style:style style:name="T145" style:parent-style-name="기본단락글꼴" style:family="text">
      <style:text-properties style:font-name="Noto Mono" style:font-name-asian="Noto Mono" style:font-name-complex="Arial Unicode MS" fo:color="#000000"/>
    </style:style>
    <style:style style:name="T146" style:parent-style-name="기본단락글꼴" style:family="text">
      <style:text-properties style:font-name="맑은 고딕" style:font-name-asian="맑은 고딕" style:font-name-complex="맑은 고딕" fo:color="#000000"/>
    </style:style>
    <style:style style:name="T147" style:parent-style-name="기본단락글꼴" style:family="text">
      <style:text-properties style:font-name="Noto Mono" style:font-name-asian="Noto Mono" style:font-name-complex="Arial Unicode MS" fo:color="#000000"/>
    </style:style>
    <style:style style:name="T148" style:parent-style-name="기본단락글꼴" style:family="text">
      <style:text-properties style:font-name="맑은 고딕" style:font-name-asian="맑은 고딕" style:font-name-complex="맑은 고딕" fo:color="#000000"/>
    </style:style>
    <style:style style:name="T149" style:parent-style-name="기본단락글꼴" style:family="text">
      <style:text-properties style:font-name="Noto Mono" style:font-name-asian="Noto Mono" style:font-name-complex="Arial Unicode MS" fo:color="#000000"/>
    </style:style>
    <style:style style:name="T150" style:parent-style-name="기본단락글꼴" style:family="text">
      <style:text-properties style:font-name="맑은 고딕" style:font-name-asian="맑은 고딕" style:font-name-complex="맑은 고딕" fo:color="#000000"/>
    </style:style>
    <style:style style:name="T151" style:parent-style-name="기본단락글꼴" style:family="text">
      <style:text-properties style:font-name="Noto Mono" style:font-name-asian="Noto Mono" style:font-name-complex="Arial Unicode MS" fo:color="#000000"/>
    </style:style>
    <style:style style:name="T152" style:parent-style-name="기본단락글꼴" style:family="text">
      <style:text-properties style:font-name="맑은 고딕" style:font-name-asian="맑은 고딕" style:font-name-complex="맑은 고딕" fo:color="#000000"/>
    </style:style>
    <style:style style:name="T153" style:parent-style-name="기본단락글꼴" style:family="text">
      <style:text-properties style:font-name="Noto Mono" style:font-name-asian="Noto Mono" style:font-name-complex="Arial Unicode MS" fo:color="#000000"/>
    </style:style>
    <style:style style:name="T154" style:parent-style-name="기본단락글꼴" style:family="text">
      <style:text-properties style:font-name="맑은 고딕" style:font-name-asian="맑은 고딕" style:font-name-complex="맑은 고딕" fo:color="#000000"/>
    </style:style>
    <style:style style:name="T155" style:parent-style-name="기본단락글꼴" style:family="text">
      <style:text-properties style:font-name="Noto Mono" style:font-name-asian="Noto Mono" style:font-name-complex="Arial Unicode MS" fo:color="#000000"/>
    </style:style>
    <style:style style:name="T156" style:parent-style-name="기본단락글꼴" style:family="text">
      <style:text-properties style:font-name="맑은 고딕" style:font-name-asian="맑은 고딕" style:font-name-complex="맑은 고딕" fo:color="#000000"/>
    </style:style>
    <style:style style:name="T157" style:parent-style-name="기본단락글꼴" style:family="text">
      <style:text-properties style:font-name="Noto Mono" style:font-name-asian="Noto Mono" style:font-name-complex="Arial Unicode MS" fo:color="#000000"/>
    </style:style>
    <style:style style:name="T158" style:parent-style-name="기본단락글꼴" style:family="text">
      <style:text-properties style:font-name="맑은 고딕" style:font-name-asian="맑은 고딕" style:font-name-complex="맑은 고딕" fo:color="#000000"/>
    </style:style>
    <style:style style:name="T159" style:parent-style-name="기본단락글꼴" style:family="text">
      <style:text-properties style:font-name="Noto Mono" style:font-name-asian="Noto Mono" style:font-name-complex="Arial Unicode MS" fo:color="#000000"/>
    </style:style>
    <style:style style:name="T160" style:parent-style-name="기본단락글꼴" style:family="text">
      <style:text-properties style:font-name="맑은 고딕" style:font-name-asian="맑은 고딕" style:font-name-complex="맑은 고딕" fo:color="#000000"/>
    </style:style>
    <style:style style:name="T161" style:parent-style-name="기본단락글꼴" style:family="text">
      <style:text-properties style:font-name="Noto Mono" style:font-name-asian="Noto Mono" style:font-name-complex="Arial Unicode MS" fo:color="#000000"/>
    </style:style>
    <style:style style:name="T162" style:parent-style-name="기본단락글꼴" style:family="text">
      <style:text-properties style:font-name="맑은 고딕" style:font-name-asian="맑은 고딕" style:font-name-complex="맑은 고딕" fo:color="#000000"/>
    </style:style>
    <style:style style:name="T163" style:parent-style-name="기본단락글꼴" style:family="text">
      <style:text-properties style:font-name="Noto Mono" style:font-name-asian="Noto Mono" style:font-name-complex="Arial Unicode MS" fo:color="#000000"/>
    </style:style>
    <style:style style:name="T164" style:parent-style-name="기본단락글꼴" style:family="text">
      <style:text-properties style:font-name="맑은 고딕" style:font-name-asian="맑은 고딕" style:font-name-complex="맑은 고딕" fo:color="#000000"/>
    </style:style>
    <style:style style:name="T165" style:parent-style-name="기본단락글꼴" style:family="text">
      <style:text-properties style:font-name="Noto Mono" style:font-name-asian="Noto Mono" style:font-name-complex="Arial Unicode MS" fo:color="#000000"/>
    </style:style>
    <style:style style:name="T166" style:parent-style-name="기본단락글꼴" style:family="text">
      <style:text-properties style:font-name="맑은 고딕" style:font-name-asian="맑은 고딕" style:font-name-complex="맑은 고딕" fo:color="#000000"/>
    </style:style>
    <style:style style:name="T167" style:parent-style-name="기본단락글꼴" style:family="text">
      <style:text-properties style:font-name="Noto Mono" style:font-name-asian="Noto Mono" style:font-name-complex="Arial Unicode MS" fo:color="#000000"/>
    </style:style>
    <style:style style:name="T168" style:parent-style-name="기본단락글꼴" style:family="text">
      <style:text-properties style:font-name="맑은 고딕" style:font-name-asian="맑은 고딕" style:font-name-complex="맑은 고딕" fo:color="#000000"/>
    </style:style>
    <style:style style:name="T169" style:parent-style-name="기본단락글꼴" style:family="text">
      <style:text-properties style:font-name="Noto Mono" style:font-name-asian="Noto Mono" style:font-name-complex="Arial Unicode MS" fo:color="#000000"/>
    </style:style>
    <style:style style:name="T170" style:parent-style-name="기본단락글꼴" style:family="text">
      <style:text-properties style:font-name="맑은 고딕" style:font-name-asian="맑은 고딕" style:font-name-complex="맑은 고딕" fo:color="#000000"/>
    </style:style>
    <style:style style:name="T171" style:parent-style-name="기본단락글꼴" style:family="text">
      <style:text-properties style:font-name="Noto Mono" style:font-name-asian="Noto Mono" style:font-name-complex="Arial Unicode MS" fo:color="#000000"/>
    </style:style>
    <style:style style:name="T172" style:parent-style-name="기본단락글꼴" style:family="text">
      <style:text-properties style:font-name="맑은 고딕" style:font-name-asian="맑은 고딕" style:font-name-complex="맑은 고딕" fo:color="#000000"/>
    </style:style>
    <style:style style:name="T173" style:parent-style-name="기본단락글꼴" style:family="text">
      <style:text-properties style:font-name="Noto Mono" style:font-name-asian="Noto Mono" style:font-name-complex="Arial Unicode MS" fo:color="#000000"/>
    </style:style>
    <style:style style:name="T174" style:parent-style-name="기본단락글꼴" style:family="text">
      <style:text-properties style:font-name="맑은 고딕" style:font-name-asian="맑은 고딕" style:font-name-complex="맑은 고딕" fo:color="#000000"/>
    </style:style>
    <style:style style:name="T175" style:parent-style-name="기본단락글꼴" style:family="text">
      <style:text-properties style:font-name="Noto Mono" style:font-name-asian="Noto Mono" style:font-name-complex="Arial Unicode MS" fo:color="#000000"/>
    </style:style>
    <style:style style:name="T176" style:parent-style-name="기본단락글꼴" style:family="text">
      <style:text-properties style:font-name="맑은 고딕" style:font-name-asian="맑은 고딕" style:font-name-complex="맑은 고딕" fo:color="#000000"/>
    </style:style>
    <style:style style:name="T177" style:parent-style-name="기본단락글꼴" style:family="text">
      <style:text-properties style:font-name="Noto Mono" style:font-name-asian="Noto Mono" style:font-name-complex="Arial Unicode MS" fo:color="#000000"/>
    </style:style>
    <style:style style:name="T178" style:parent-style-name="기본단락글꼴" style:family="text">
      <style:text-properties style:font-name="맑은 고딕" style:font-name-asian="맑은 고딕" style:font-name-complex="맑은 고딕" fo:color="#000000"/>
    </style:style>
    <style:style style:name="T179" style:parent-style-name="기본단락글꼴" style:family="text">
      <style:text-properties style:font-name="Noto Mono" style:font-name-asian="Noto Mono" style:font-name-complex="Arial Unicode MS" fo:color="#000000"/>
    </style:style>
    <style:style style:name="T180" style:parent-style-name="기본단락글꼴" style:family="text">
      <style:text-properties style:font-name="맑은 고딕" style:font-name-asian="맑은 고딕" style:font-name-complex="맑은 고딕" fo:color="#000000"/>
    </style:style>
    <style:style style:name="T181" style:parent-style-name="기본단락글꼴" style:family="text">
      <style:text-properties style:font-name="Noto Mono" style:font-name-asian="Noto Mono" style:font-name-complex="Arial Unicode MS" fo:color="#000000"/>
    </style:style>
    <style:style style:name="T182" style:parent-style-name="기본단락글꼴" style:family="text">
      <style:text-properties style:font-name="맑은 고딕" style:font-name-asian="맑은 고딕" style:font-name-complex="맑은 고딕" fo:color="#000000"/>
    </style:style>
    <style:style style:name="T183" style:parent-style-name="기본단락글꼴" style:family="text">
      <style:text-properties style:font-name="Noto Mono" style:font-name-asian="Noto Mono" style:font-name-complex="Arial Unicode MS" fo:color="#000000"/>
    </style:style>
    <style:style style:name="T184" style:parent-style-name="기본단락글꼴" style:family="text">
      <style:text-properties style:font-name="맑은 고딕" style:font-name-asian="맑은 고딕" style:font-name-complex="맑은 고딕" fo:color="#000000"/>
    </style:style>
    <style:style style:name="T185" style:parent-style-name="기본단락글꼴" style:family="text">
      <style:text-properties style:font-name="Noto Mono" style:font-name-asian="Noto Mono" style:font-name-complex="Arial Unicode MS" fo:color="#000000"/>
    </style:style>
    <style:style style:name="T186" style:parent-style-name="기본단락글꼴" style:family="text">
      <style:text-properties style:font-name="맑은 고딕" style:font-name-asian="맑은 고딕" style:font-name-complex="맑은 고딕" fo:color="#000000"/>
    </style:style>
    <style:style style:name="TableRow187" style:family="table-row">
      <style:table-row-properties style:min-row-height="0.7812in" style:use-optimal-row-height="false"/>
    </style:style>
    <style:style style:name="P188" style:parent-style-name="표준" style:family="paragraph">
      <style:paragraph-properties style:line-break="strict" style:text-autospace="ideograph-alpha"/>
    </style:style>
    <style:style style:name="TableCell1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  <style:text-properties style:font-name="Noto Mono" style:font-name-asian="Noto Mono" style:font-name-complex="Arial Unicode MS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T19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19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19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19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19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19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19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19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0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0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0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0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0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0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0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0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0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0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1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1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1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1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1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1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1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1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1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1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2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2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2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2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2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2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2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2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2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2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3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3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3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3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3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3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3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3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3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3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4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4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4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4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44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45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46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47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48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49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0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51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2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53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4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5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56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7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58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59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60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61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62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63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64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65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66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67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68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69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70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71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72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73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74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75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76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77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78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79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80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81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82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83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84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85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86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87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88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89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90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91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92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93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94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95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96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T297" style:parent-style-name="기본단락글꼴" style:family="text">
      <style:text-properties style:font-name="맑은 고딕" style:font-name-asian="맑은 고딕" style:font-name-complex="맑은 고딕" fo:color="#000000" fo:language="en" fo:country="US"/>
    </style:style>
    <style:style style:name="T298" style:parent-style-name="기본단락글꼴" style:family="text">
      <style:text-properties style:font-name="Noto Mono" style:font-name-asian="Noto Mono" style:font-name-complex="Arial Unicode MS" fo:color="#000000" fo:language="en" fo:country="US"/>
    </style:style>
    <style:style style:name="P299" style:parent-style-name="Standard" style:family="paragraph">
      <style:paragraph-properties fo:line-height="100%"/>
      <style:text-properties style:font-name="Noto Mono" style:font-name-asian="Noto Mono" style:font-name-complex="Arial Unicode MS" fo:color="#000000" fo:language="en" fo:country="US"/>
    </style:style>
    <style:style style:name="TableRow300" style:family="table-row">
      <style:table-row-properties style:min-row-height="1.2in" style:use-optimal-row-height="false"/>
    </style:style>
    <style:style style:name="P301" style:parent-style-name="표준" style:family="paragraph">
      <style:paragraph-properties style:line-break="strict" style:text-autospace="ideograph-alpha"/>
    </style:style>
    <style:style style:name="TableCell3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  <style:text-properties style:font-name="Noto Mono" style:font-name-asian="Noto Mono" style:font-name-complex="Arial Unicode MS"/>
    </style:style>
    <style:style style:name="TableCell3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05" style:parent-style-name="Textbody" style:family="paragraph">
      <style:paragraph-properties fo:line-height="100%"/>
    </style:style>
    <style:style style:name="T306" style:parent-style-name="기본단락글꼴" style:family="text">
      <style:text-properties style:font-name="맑은 고딕" style:font-name-asian="맑은 고딕" style:font-name-complex="맑은 고딕"/>
    </style:style>
    <style:style style:name="T307" style:parent-style-name="기본단락글꼴" style:family="text">
      <style:text-properties style:font-name="맑은 고딕" style:font-name-asian="맑은 고딕" style:font-name-complex="맑은 고딕"/>
    </style:style>
    <style:style style:name="T308" style:parent-style-name="기본단락글꼴" style:family="text">
      <style:text-properties style:font-name="맑은 고딕" style:font-name-asian="맑은 고딕" style:font-name-complex="맑은 고딕"/>
    </style:style>
    <style:style style:name="T309" style:parent-style-name="기본단락글꼴" style:family="text">
      <style:text-properties style:font-name="맑은 고딕" style:font-name-asian="맑은 고딕" style:font-name-complex="맑은 고딕"/>
    </style:style>
    <style:style style:name="T310" style:parent-style-name="기본단락글꼴" style:family="text">
      <style:text-properties style:font-name="맑은 고딕" style:font-name-asian="맑은 고딕" style:font-name-complex="맑은 고딕"/>
    </style:style>
    <style:style style:name="T311" style:parent-style-name="기본단락글꼴" style:family="text">
      <style:text-properties style:font-name="맑은 고딕" style:font-name-asian="맑은 고딕" style:font-name-complex="맑은 고딕"/>
    </style:style>
    <style:style style:name="T312" style:parent-style-name="기본단락글꼴" style:family="text">
      <style:text-properties style:font-name="맑은 고딕" style:font-name-asian="맑은 고딕" style:font-name-complex="맑은 고딕"/>
    </style:style>
    <style:style style:name="T313" style:parent-style-name="기본단락글꼴" style:family="text">
      <style:text-properties style:font-name="맑은 고딕" style:font-name-asian="맑은 고딕" style:font-name-complex="맑은 고딕"/>
    </style:style>
    <style:style style:name="T314" style:parent-style-name="기본단락글꼴" style:family="text">
      <style:text-properties style:font-name="맑은 고딕" style:font-name-asian="맑은 고딕" style:font-name-complex="맑은 고딕"/>
    </style:style>
    <style:style style:name="T315" style:parent-style-name="기본단락글꼴" style:family="text">
      <style:text-properties style:font-name="맑은 고딕" style:font-name-asian="맑은 고딕" style:font-name-complex="맑은 고딕"/>
    </style:style>
    <style:style style:name="T316" style:parent-style-name="기본단락글꼴" style:family="text">
      <style:text-properties style:font-name="맑은 고딕" style:font-name-asian="맑은 고딕" style:font-name-complex="맑은 고딕"/>
    </style:style>
    <style:style style:name="T317" style:parent-style-name="기본단락글꼴" style:family="text">
      <style:text-properties style:font-name="맑은 고딕" style:font-name-asian="맑은 고딕" style:font-name-complex="맑은 고딕"/>
    </style:style>
    <style:style style:name="T318" style:parent-style-name="기본단락글꼴" style:family="text">
      <style:text-properties style:font-name="맑은 고딕" style:font-name-asian="맑은 고딕" style:font-name-complex="맑은 고딕"/>
    </style:style>
    <style:style style:name="T319" style:parent-style-name="기본단락글꼴" style:family="text">
      <style:text-properties style:font-name="맑은 고딕" style:font-name-asian="맑은 고딕" style:font-name-complex="맑은 고딕"/>
    </style:style>
    <style:style style:name="T320" style:parent-style-name="기본단락글꼴" style:family="text">
      <style:text-properties style:font-name="맑은 고딕" style:font-name-asian="맑은 고딕" style:font-name-complex="맑은 고딕"/>
    </style:style>
    <style:style style:name="T321" style:parent-style-name="기본단락글꼴" style:family="text">
      <style:text-properties style:font-name="맑은 고딕" style:font-name-asian="맑은 고딕" style:font-name-complex="맑은 고딕"/>
    </style:style>
    <style:style style:name="T322" style:parent-style-name="기본단락글꼴" style:family="text">
      <style:text-properties style:font-name="맑은 고딕" style:font-name-asian="맑은 고딕" style:font-name-complex="맑은 고딕"/>
    </style:style>
    <style:style style:name="T323" style:parent-style-name="기본단락글꼴" style:family="text">
      <style:text-properties style:font-name="맑은 고딕" style:font-name-asian="맑은 고딕" style:font-name-complex="맑은 고딕"/>
    </style:style>
    <style:style style:name="T324" style:parent-style-name="기본단락글꼴" style:family="text">
      <style:text-properties style:font-name="맑은 고딕" style:font-name-asian="맑은 고딕" style:font-name-complex="맑은 고딕"/>
    </style:style>
    <style:style style:name="T325" style:parent-style-name="기본단락글꼴" style:family="text">
      <style:text-properties style:font-name="맑은 고딕" style:font-name-asian="맑은 고딕" style:font-name-complex="맑은 고딕"/>
    </style:style>
    <style:style style:name="T326" style:parent-style-name="기본단락글꼴" style:family="text">
      <style:text-properties style:font-name="맑은 고딕" style:font-name-asian="맑은 고딕" style:font-name-complex="맑은 고딕"/>
    </style:style>
    <style:style style:name="T327" style:parent-style-name="기본단락글꼴" style:family="text">
      <style:text-properties style:font-name="맑은 고딕" style:font-name-asian="맑은 고딕" style:font-name-complex="맑은 고딕"/>
    </style:style>
    <style:style style:name="T328" style:parent-style-name="기본단락글꼴" style:family="text">
      <style:text-properties style:font-name="맑은 고딕" style:font-name-asian="맑은 고딕" style:font-name-complex="맑은 고딕"/>
    </style:style>
    <style:style style:name="T329" style:parent-style-name="기본단락글꼴" style:family="text">
      <style:text-properties style:font-name="맑은 고딕" style:font-name-asian="맑은 고딕" style:font-name-complex="맑은 고딕"/>
    </style:style>
    <style:style style:name="T330" style:parent-style-name="기본단락글꼴" style:family="text">
      <style:text-properties style:font-name="맑은 고딕" style:font-name-asian="맑은 고딕" style:font-name-complex="맑은 고딕"/>
    </style:style>
    <style:style style:name="T331" style:parent-style-name="기본단락글꼴" style:family="text">
      <style:text-properties style:font-name="맑은 고딕" style:font-name-asian="맑은 고딕" style:font-name-complex="맑은 고딕"/>
    </style:style>
    <style:style style:name="T332" style:parent-style-name="기본단락글꼴" style:family="text">
      <style:text-properties style:font-name="맑은 고딕" style:font-name-asian="맑은 고딕" style:font-name-complex="맑은 고딕"/>
    </style:style>
    <style:style style:name="T333" style:parent-style-name="기본단락글꼴" style:family="text">
      <style:text-properties style:font-name="맑은 고딕" style:font-name-asian="맑은 고딕" style:font-name-complex="맑은 고딕"/>
    </style:style>
    <style:style style:name="T334" style:parent-style-name="기본단락글꼴" style:family="text">
      <style:text-properties style:font-name="맑은 고딕" style:font-name-asian="맑은 고딕" style:font-name-complex="맑은 고딕"/>
    </style:style>
    <style:style style:name="T335" style:parent-style-name="기본단락글꼴" style:family="text">
      <style:text-properties style:font-name="맑은 고딕" style:font-name-asian="맑은 고딕" style:font-name-complex="맑은 고딕"/>
    </style:style>
    <style:style style:name="T336" style:parent-style-name="기본단락글꼴" style:family="text">
      <style:text-properties style:font-name="맑은 고딕" style:font-name-asian="맑은 고딕" style:font-name-complex="맑은 고딕"/>
    </style:style>
    <style:style style:name="T337" style:parent-style-name="기본단락글꼴" style:family="text">
      <style:text-properties style:font-name="맑은 고딕" style:font-name-asian="맑은 고딕" style:font-name-complex="맑은 고딕"/>
    </style:style>
    <style:style style:name="T338" style:parent-style-name="기본단락글꼴" style:family="text">
      <style:text-properties style:font-name="맑은 고딕" style:font-name-asian="맑은 고딕" style:font-name-complex="맑은 고딕"/>
    </style:style>
    <style:style style:name="T339" style:parent-style-name="기본단락글꼴" style:family="text">
      <style:text-properties style:font-name="맑은 고딕" style:font-name-asian="맑은 고딕" style:font-name-complex="맑은 고딕"/>
    </style:style>
    <style:style style:name="T340" style:parent-style-name="기본단락글꼴" style:family="text">
      <style:text-properties style:font-name="맑은 고딕" style:font-name-asian="맑은 고딕" style:font-name-complex="맑은 고딕"/>
    </style:style>
    <style:style style:name="T341" style:parent-style-name="기본단락글꼴" style:family="text">
      <style:text-properties style:font-name="맑은 고딕" style:font-name-asian="맑은 고딕" style:font-name-complex="맑은 고딕"/>
    </style:style>
    <style:style style:name="TableRow342" style:family="table-row">
      <style:table-row-properties style:min-row-height="0.2916in" style:use-optimal-row-height="false"/>
    </style:style>
    <style:style style:name="TableCell3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4" style:parent-style-name="Standard" style:family="paragraph">
      <style:paragraph-properties fo:text-align="center" fo:line-height="100%"/>
      <style:text-properties style:font-name="Arial Unicode MS" style:font-name-asian="Arial Unicode MS" style:font-name-complex="Arial Unicode MS" fo:font-weight="bold" style:font-weight-asian="bold"/>
    </style:style>
    <style:style style:name="TableCell3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6" style:parent-style-name="Standard" style:family="paragraph">
      <style:paragraph-properties fo:line-height="100%"/>
    </style:style>
    <style:style style:name="TableCell3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8" style:parent-style-name="Standard" style:family="paragraph">
      <style:paragraph-properties fo:line-height="100%"/>
    </style:style>
  </office:automatic-styles>
  <office:body>
    <office:text text:use-soft-page-breaks="true">
      <text:p text:style-name="P1">개발<text:s/>완료<text:s/>보고서</text:p>
      <text:p text:style-name="P4"/>
      <text:p text:style-name="P5"/>
      <text:p text:style-name="P6">제출일<text:s/>: <text:s/>2022년<text:s/>5월28일</text:p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팀명</text:p>
          </table:table-cell>
          <table:covered-table-cell/>
          <table:table-cell table:style-name="TableCell16" table:number-columns-spanned="3">
            <text:p text:style-name="P17">참여<text:s/>인원</text:p>
          </table:table-cell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호두</text:p>
          </table:table-cell>
          <table:covered-table-cell/>
          <table:table-cell table:style-name="TableCell21" table:number-columns-spanned="3">
            <text:p text:style-name="P22"><text:span text:style-name="T23">박승렬</text:span><text:span text:style-name="T24"><text:s/></text:span><text:span text:style-name="T25">임근영</text:span><text:span text:style-name="T26"><text:s/></text:span><text:span text:style-name="T27">최명석</text:span>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5">
            <text:p text:style-name="P30">개발프로젝트<text:s/>소개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P33">프로젝트명</text:p>
          </table:table-cell>
          <table:table-cell table:style-name="TableCell34" table:number-columns-spanned="4">
            <text:p text:style-name="P35">도서<text:s/>관리<text:s/>프로그램<text:s/>개발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활동일시</text:p>
          </table:table-cell>
          <table:table-cell table:style-name="TableCell39" table:number-columns-spanned="2">
            <text:p text:style-name="P40">5 / 23 ~ 5 / 27</text:p>
          </table:table-cell>
          <table:covered-table-cell/>
          <table:table-cell table:style-name="TableCell41">
            <text:p text:style-name="P42">장소</text:p>
          </table:table-cell>
          <table:table-cell table:style-name="TableCell43">
            <text:p text:style-name="P44">광주인력개발원<text:s/>공학1관<text:s/>Iot<text:s/>융합<text:s/>1실</text:p>
          </table:table-cell>
        </table:table-row>
        <table:table-row table:style-name="TableRow45">
          <table:table-cell table:style-name="TableCell46">
            <text:p text:style-name="P47">주요주제</text:p>
          </table:table-cell>
          <table:table-cell table:style-name="TableCell48" table:number-columns-spanned="4">
            <text:p text:style-name="P49">파이썬을<text:s/>이용한<text:s/>도서<text:s/>관리<text:s/>시스템<text:s/>구현</text:p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 table:number-rows-spanned="2">
            <text:p text:style-name="P52">개발목적</text:p>
          </table:table-cell>
          <table:table-cell table:style-name="TableCell53" table:number-columns-spanned="4" table:number-rows-spanned="2">
            <text:p text:style-name="Standard"><text:span text:style-name="T54">클래스</text:span><text:span text:style-name="T55">OOP</text:span><text:span text:style-name="T56">등</text:span><text:span text:style-name="T57"><text:s/></text:span><text:span text:style-name="T58">수업</text:span><text:span text:style-name="T59"><text:s/></text:span><text:span text:style-name="T60">과정중</text:span><text:span text:style-name="T61"><text:s/></text:span><text:span text:style-name="T62">배웠던</text:span><text:span text:style-name="T63"><text:s/></text:span><text:span text:style-name="T64">파이썬</text:span><text:span text:style-name="T65"><text:s/></text:span><text:span text:style-name="T66">문법을</text:span><text:span text:style-name="T67"><text:s/></text:span><text:span text:style-name="T68">활용한</text:span><text:span text:style-name="T69"><text:s/></text:span><text:span text:style-name="T70">도서</text:span><text:span text:style-name="T71"><text:s/></text:span><text:span text:style-name="T72">관리</text:span><text:span text:style-name="T73"><text:s/></text:span><text:span text:style-name="T74">시스템의</text:span><text:span text:style-name="T75"><text:s/></text:span><text:span text:style-name="T76">개발</text:span></text:p>
            <text:p text:style-name="P77"><text:span text:style-name="T78">깃허브를</text:span><text:span text:style-name="T79"><text:s/></text:span><text:span text:style-name="T80">이용한</text:span><text:span text:style-name="T81"><text:s/></text:span><text:span text:style-name="T82">협업을</text:span><text:span text:style-name="T83"><text:s/></text:span><text:span text:style-name="T84">목표로</text:span><text:span text:style-name="T85"><text:s/></text:span><text:span text:style-name="T86">한다</text:span><text:span text:style-name="T87">.</text:span></text:p>
          </table:table-cell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covered-table-cell>
            <text:p text:style-name="P90"/>
          </table:covered-table-cell>
          <table:covered-table-cell/>
          <table:covered-table-cell/>
          <table:covered-table-cell/>
        </table:table-row>
        <table:table-row table:style-name="TableRow91">
          <table:table-cell table:style-name="TableCell92" table:number-rows-spanned="3">
            <text:p text:style-name="P93"/>
            <text:p text:style-name="P94">파트별</text:p>
            <text:p text:style-name="P95">임무분담</text:p>
          </table:table-cell>
          <table:table-cell table:style-name="TableCell96">
            <text:p text:style-name="P97">박승렬</text:p>
          </table:table-cell>
          <table:table-cell table:style-name="TableCell98" table:number-columns-spanned="3">
            <text:p text:style-name="P99"><text:span text:style-name="T100">로그인 기능,회원가입기능,내정보수정</text:span></text:p>
          </table:table-cell>
          <table:covered-table-cell/>
          <table:covered-table-cell/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임근영</text:p>
          </table:table-cell>
          <table:table-cell table:style-name="TableCell105" table:number-columns-spanned="3">
            <text:p text:style-name="P106"><text:bookmark-start text:name="__DdeLink__2199_261562489"/>대<text:bookmark-end text:name="__DdeLink__2199_261562489"/>여<text:s/>및<text:s/>반납<text:s/>기능,메인화면</text:p>
          </table:table-cell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최명석</text:p>
          </table:table-cell>
          <table:table-cell table:style-name="TableCell111" table:number-columns-spanned="3">
            <text:p text:style-name="P112">조회기능,추천도서,기증기능<text:s text:c="2"/>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개발환경</text:p>
          </table:table-cell>
          <table:table-cell table:style-name="TableCell116" table:number-columns-spanned="4">
            <text:p text:style-name="P117"><text:span text:style-name="T118">OS : Ubuntu 18.04 Linux / Visual Studio Code Pychram</text:span></text:p>
            <text:p text:style-name="P119">Language : Python</text:p>
          </table:table-cell>
          <table:covered-table-cell/>
          <table:covered-table-cell/>
          <table:covered-table-cell/>
        </table:table-row>
        <table:table-row table:style-name="TableRow120">
          <table:table-cell table:style-name="TableCell121" table:number-rows-spanned="2">
            <text:p text:style-name="P122">일정표</text:p>
          </table:table-cell>
          <table:table-cell table:style-name="TableCell123" table:number-columns-spanned="4" table:number-rows-spanned="2">
            <text:p text:style-name="P124">별도<text:s/>첨부</text:p>
          </table:table-cell>
          <table:covered-table-cell/>
          <table:covered-table-cell/>
          <table:covered-table-cell/>
        </table:table-row>
        <table:table-row table:style-name="TableRow125">
          <table:covered-table-cell>
            <text:p text:style-name="P126"/>
          </table:covered-table-cell>
          <table:covered-table-cell>
            <text:p text:style-name="P127"/>
          </table:covered-table-cell>
          <table:covered-table-cell/>
          <table:covered-table-cell/>
          <table:covered-table-cell/>
        </table:table-row>
        <table:table-row table:style-name="TableRow128">
          <table:table-cell table:style-name="TableCell129" table:number-rows-spanned="3">
            <text:p text:style-name="P130"/>
            <text:p text:style-name="P131">후기</text:p>
          </table:table-cell>
          <table:table-cell table:style-name="TableCell132">
            <text:p text:style-name="P133">박승렬</text:p>
          </table:table-cell>
          <table:table-cell table:style-name="TableCell134" table:number-columns-spanned="3">
            <text:p text:style-name="P135"><text:span text:style-name="T136">일정이</text:span><text:span text:style-name="T137"><text:s/></text:span><text:span text:style-name="T138">있어서</text:span><text:span text:style-name="T139"><text:s/></text:span><text:span text:style-name="T140">끝까지</text:span><text:span text:style-name="T141"><text:s/></text:span><text:span text:style-name="T142">참여하지</text:span><text:span text:style-name="T143"><text:s/></text:span><text:span text:style-name="T144">못</text:span><text:span text:style-name="T145"><text:s/></text:span><text:span text:style-name="T146">해서</text:span><text:span text:style-name="T147"><text:s/></text:span><text:span text:style-name="T148">아쉬웠고</text:span><text:span text:style-name="T149">,<text:s/></text:span><text:span text:style-name="T150">첫</text:span><text:span text:style-name="T151"><text:s/></text:span><text:span text:style-name="T152">파이썬</text:span><text:span text:style-name="T153"><text:s/></text:span><text:span text:style-name="T154">프로젝트라서</text:span><text:span text:style-name="T155"><text:s/></text:span><text:span text:style-name="T156">생각보다</text:span><text:span text:style-name="T157"><text:s/></text:span><text:span text:style-name="T158">어려웠다</text:span><text:span text:style-name="T159">.<text:s/></text:span><text:span text:style-name="T160">하지만</text:span><text:span text:style-name="T161"><text:s/></text:span><text:span text:style-name="T162">팀원들의</text:span><text:span text:style-name="T163"><text:s/></text:span><text:span text:style-name="T164">열심히하는</text:span><text:span text:style-name="T165"><text:s/></text:span><text:span text:style-name="T166">모습을</text:span><text:span text:style-name="T167"><text:s/></text:span><text:span text:style-name="T168">보며</text:span><text:span text:style-name="T169"><text:s/></text:span><text:span text:style-name="T170">자극을</text:span><text:span text:style-name="T171"><text:s/></text:span><text:span text:style-name="T172">받아</text:span><text:span text:style-name="T173"><text:s/></text:span><text:span text:style-name="T174">나도</text:span><text:span text:style-name="T175"><text:s/></text:span><text:span text:style-name="T176">더</text:span><text:span text:style-name="T177"><text:s/></text:span><text:span text:style-name="T178">열심한</text:span><text:span text:style-name="T179"><text:s/></text:span><text:span text:style-name="T180">기분이다</text:span><text:span text:style-name="T181">.<text:s/></text:span><text:span text:style-name="T182">다음엔</text:span><text:span text:style-name="T183"><text:s/></text:span><text:span text:style-name="T184">끝까지</text:span><text:span text:style-name="T185"><text:s/></text:span><text:span text:style-name="T186">참여하겠다</text:span></text:p>
          </table:table-cell>
          <table:covered-table-cell/>
          <table:covered-table-cell/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임근영</text:p>
          </table:table-cell>
          <table:table-cell table:style-name="TableCell191" table:number-columns-spanned="3">
            <text:p text:style-name="Standard"><text:span text:style-name="T192">파이썬</text:span><text:span text:style-name="T193"><text:s/></text:span><text:span text:style-name="T194">문법이</text:span><text:span text:style-name="T195"><text:s/></text:span><text:span text:style-name="T196">익숙하지</text:span><text:span text:style-name="T197"><text:s/></text:span><text:span text:style-name="T198">않은</text:span><text:span text:style-name="T199"><text:s/></text:span><text:span text:style-name="T200">상태에서</text:span><text:span text:style-name="T201"><text:s/></text:span><text:span text:style-name="T202">진행한</text:span><text:span text:style-name="T203"><text:s/></text:span><text:span text:style-name="T204">프로젝트라서</text:span><text:span text:style-name="T205"><text:s/></text:span><text:span text:style-name="T206">걱정이</text:span><text:span text:style-name="T207"><text:s/></text:span><text:span text:style-name="T208">됐지만</text:span><text:span text:style-name="T209"><text:s/></text:span><text:span text:style-name="T210">계속</text:span><text:span text:style-name="T211"><text:s/></text:span><text:span text:style-name="T212">코드를</text:span><text:span text:style-name="T213"><text:s/></text:span><text:span text:style-name="T214">써보니</text:span><text:span text:style-name="T215"><text:s/></text:span><text:span text:style-name="T216">처음보다</text:span><text:span text:style-name="T217"><text:s/></text:span><text:span text:style-name="T218">한결</text:span><text:span text:style-name="T219"><text:s/></text:span><text:span text:style-name="T220">수월해진게</text:span><text:span text:style-name="T221"><text:s/></text:span><text:span text:style-name="T222">느껴져</text:span><text:span text:style-name="T223"><text:s/></text:span><text:span text:style-name="T224">기쁩니다</text:span><text:span text:style-name="T225">.<text:s/></text:span><text:span text:style-name="T226">파이썬이</text:span><text:span text:style-name="T227"><text:s/></text:span><text:span text:style-name="T228">불편한</text:span><text:span text:style-name="T229"><text:s/></text:span><text:span text:style-name="T230">언어라고만</text:span><text:span text:style-name="T231"><text:s/></text:span><text:span text:style-name="T232">생각했는데</text:span><text:span text:style-name="T233"><text:s/>c</text:span><text:span text:style-name="T234">만</text:span><text:span text:style-name="T235"><text:s/></text:span><text:span text:style-name="T236">써오다가</text:span><text:span text:style-name="T237"><text:s/></text:span><text:span text:style-name="T238">새로운</text:span><text:span text:style-name="T239"><text:s/></text:span><text:span text:style-name="T240">언어가</text:span><text:span text:style-name="T241"><text:s/></text:span><text:span text:style-name="T242">익숙하지</text:span><text:span text:style-name="T243"><text:s/></text:span><text:span text:style-name="T244">않았던걸</text:span><text:span text:style-name="T245"><text:s/></text:span><text:span text:style-name="T246">불편하다고</text:span><text:span text:style-name="T247"><text:s/></text:span><text:span text:style-name="T248">느낀</text:span><text:span text:style-name="T249"><text:s/></text:span><text:span text:style-name="T250">것</text:span><text:span text:style-name="T251"><text:s/></text:span><text:span text:style-name="T252">같습니다</text:span><text:span text:style-name="T253">.</text:span><text:span text:style-name="T254"><text:s/></text:span><text:span text:style-name="T255">코드를</text:span><text:span text:style-name="T256"><text:s/></text:span><text:span text:style-name="T257">취합하는데에</text:span><text:span text:style-name="T258"><text:s/></text:span><text:span text:style-name="T259">있어서</text:span><text:span text:style-name="T260"><text:s/></text:span><text:span text:style-name="T261">파이썬이</text:span><text:span text:style-name="T262"><text:s/></text:span><text:span text:style-name="T263">굉장히</text:span><text:span text:style-name="T264"><text:s/></text:span><text:span text:style-name="T265">편리하다고</text:span><text:span text:style-name="T266"><text:s/></text:span><text:span text:style-name="T267">느꼈고</text:span><text:span text:style-name="T268"><text:s/></text:span><text:span text:style-name="T269">앞으로</text:span><text:span text:style-name="T270"><text:s/></text:span><text:span text:style-name="T271">파이썬을</text:span><text:span text:style-name="T272"><text:s/></text:span><text:span text:style-name="T273">잘</text:span><text:span text:style-name="T274"><text:s/></text:span><text:span text:style-name="T275">공부해두면</text:span><text:span text:style-name="T276"><text:s/></text:span><text:span text:style-name="T277">쓸모가</text:span><text:span text:style-name="T278"><text:s/></text:span><text:span text:style-name="T279">많을것</text:span><text:span text:style-name="T280"><text:s/></text:span><text:span text:style-name="T281">같다는</text:span><text:span text:style-name="T282"><text:s/></text:span><text:span text:style-name="T283">생각이</text:span><text:span text:style-name="T284"><text:s/></text:span><text:span text:style-name="T285">들었습니다</text:span><text:span text:style-name="T286">.<text:s/></text:span><text:span text:style-name="T287">더</text:span><text:span text:style-name="T288"><text:s/></text:span><text:span text:style-name="T289">열심히</text:span><text:span text:style-name="T290"><text:s/></text:span><text:span text:style-name="T291">공부해야할</text:span><text:span text:style-name="T292"><text:s/></text:span><text:span text:style-name="T293">이유를</text:span><text:span text:style-name="T294"><text:s/></text:span><text:span text:style-name="T295">찾은것</text:span><text:span text:style-name="T296"><text:s/></text:span><text:span text:style-name="T297">같습니다</text:span><text:span text:style-name="T298">.</text:span></text:p>
            <text:p text:style-name="P299"/>
          </table:table-cell>
          <table:covered-table-cell/>
          <table:covered-table-cell/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P303">최명석</text:p>
          </table:table-cell>
          <table:table-cell table:style-name="TableCell304" table:number-columns-spanned="3">
            <text:p text:style-name="P305"><text:span text:style-name="T306">팀원들이</text:span><text:s/><text:span text:style-name="T307">열심히</text:span><text:s/><text:span text:style-name="T308">학습해서</text:span><text:s/><text:span text:style-name="T309">구현하는</text:span><text:s/><text:span text:style-name="T310">모습을</text:span><text:s/><text:span text:style-name="T311">보며</text:span><text:s/><text:span text:style-name="T312">따라</text:span><text:s/><text:span text:style-name="T313">가려고</text:span><text:s/><text:span text:style-name="T314">노력했다</text:span>.<text:s/><text:span text:style-name="T315">복잡했던</text:span><text:s/><text:span text:style-name="T316">것들이</text:span><text:s/><text:span text:style-name="T317">간단한</text:span><text:s/><text:span text:style-name="T318">함수</text:span><text:s/><text:span text:style-name="T319">하나로</text:span><text:s/><text:span text:style-name="T320">된다는게</text:span><text:s/><text:span text:style-name="T321">놀라웠고</text:span><text:s/><text:span text:style-name="T322">적용</text:span>-<text:span text:style-name="T323">응용하는</text:span><text:s/><text:span text:style-name="T324">것에</text:span><text:s/><text:span text:style-name="T325">더</text:span><text:s/><text:span text:style-name="T326">노력해봐야겠다</text:span>.<text:s/><text:span text:style-name="T327">아직</text:span><text:s/>2<text:span text:style-name="T328">차가</text:span><text:s/><text:span text:style-name="T329">남았지만</text:span><text:s/><text:span text:style-name="T330">이번</text:span><text:s/>1<text:span text:style-name="T331">차</text:span><text:s/><text:span text:style-name="T332">프로젝트는</text:span><text:s/><text:span text:style-name="T333">끝까지</text:span><text:s/><text:span text:style-name="T334">마무리</text:span><text:s/><text:span text:style-name="T335">할</text:span><text:s/><text:span text:style-name="T336">수</text:span><text:s/><text:span text:style-name="T337">있어서</text:span><text:s/><text:span text:style-name="T338">팀원</text:span>,<text:span text:style-name="T339">팀장</text:span><text:s/><text:span text:style-name="T340">분들에게</text:span><text:s/><text:span text:style-name="T341">감사했다</text:span></text:p>
          </table:table-cell>
          <table:covered-table-cell/>
          <table:covered-table-cell/>
        </table:table-row>
        <table:table-row table:style-name="TableRow342">
          <table:table-cell table:style-name="TableCell343">
            <text:p text:style-name="P344">비고</text:p>
          </table:table-cell>
          <table:table-cell table:style-name="TableCell345">
            <text:p text:style-name="P346"/>
          </table:table-cell>
          <table:table-cell table:style-name="TableCell347" table:number-columns-spanned="3">
            <text:p text:style-name="P34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바탕" svg:font-family="바탕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" svg:font-family="Noto Sans CJK JP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system" style:font-pitch="variable"/>
    <style:font-face style:name="Noto Sans Mono CJK JP" svg:font-family="Noto Sans Mono CJK JP" style:font-family-generic="system" style:font-pitch="variable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ystem" style:font-pitch="variable" svg:panose-1="2 11 6 4 2 2 2 2 2 4"/>
    <style:font-face style:name="맑은 고딕" svg:font-family="맑은 고딕" style:font-family-generic="modern" style:font-pitch="variable" svg:panose-1="2 11 5 3 2 0 0 2 0 4"/>
    <style:font-face style:name="Noto Mono" svg:font-family="Noto Mon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409in"/>
      <style:text-properties style:font-name="Arial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ko" style:country-asian="KR" style:language-complex="hi" style:country-complex="IN" style:text-combine="none" fo:hyphenate="true"/>
    </style:default-style>
    <style:style style:name="제목1" style:display-name="제목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제목2" style:display-name="제목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제목3" style:display-name="제목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제목4" style:display-name="제목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제목5" style:display-name="제목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제목6" style:display-name="제목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line-height="115%"/>
      <style:text-properties style:font-name-asian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제목" style:display-name="제목" style:family="paragraph" style:parent-style-name="Standard" style:next-style-name="Textbod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목록" style:display-name="목록" style:family="paragraph" style:parent-style-name="Textbody">
      <style:text-properties style:font-name-complex="Lohit Devanagari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O-normal" style:display-name="LO-normal" style:family="paragraph">
      <style:paragraph-properties fo:widows="2" fo:orphans="2"/>
      <style:text-properties style:font-name-asian="Arial" fo:hyphenate="false"/>
    </style:style>
    <style:style style:name="부제" style:display-name="부제" style:family="paragraph" style:parent-style-name="LO-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머리글" style:display-name="머리글" style:family="paragraph" style:parent-style-name="Standard">
      <style:text-properties fo:hyphenate="false"/>
    </style:style>
    <style:style style:name="바닥글" style:display-name="바닥글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JP" style:font-name-complex="Liberation Mono" fo:font-size="10pt" style:font-size-asian="10pt" style:font-size-complex="10pt" fo:hyphenate="false"/>
    </style:style>
    <style:style style:name="수정" style:display-name="수정" style:family="paragraph">
      <style:paragraph-properties fo:widows="2" fo:orphans="2"/>
      <style:text-properties style:font-name-asian="Arial" style:font-name-complex="Mangal" style:font-size-complex="10pt" fo:hyphenate="false"/>
    </style:style>
    <style:style style:name="목록단락" style:display-name="목록 단락" style:family="paragraph" style:parent-style-name="Standard">
      <style:paragraph-properties fo:margin-left="0.5555in">
        <style:tab-stops/>
      </style:paragraph-properties>
      <style:text-properties style:font-name-complex="Mangal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weight="bold" style:font-weight-asian="bold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weight="bold" style:font-weight-asian="bold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bold" style:font-weight-asian="bold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weight="bold" style:font-weight-asian="bold" style:text-underline-type="none" style:text-underline-color="font-color"/>
    </style:style>
    <style:style style:name="ListLabel38" style:display-name="ListLabel 38" style:family="text">
      <style:text-properties style:font-name="Arial" style:font-name-asian="Arial" style:font-name-complex="Arial" fo:font-weight="normal" style:font-weight-asian="normal" fo:font-size="11pt" style:font-size-asian="11pt"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fo:font-weight="bold" style:font-weight-asian="bold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font-weight="bold" style:font-weight-asian="bold" fo:font-size="10pt" style:font-size-asian="10pt" style:text-underline-type="none" style:text-underline-color="font-color"/>
    </style:style>
    <style:style style:name="ListLabel65" style:display-name="ListLabel 65" style:family="text">
      <style:text-properties fo:font-size="10pt" style:font-size-asian="10pt"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fo:font-weight="bold" style:font-weight-asian="bold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left="-0.4916in">
        <style:tab-stops/>
      </style:paragraph-properties>
      <style:text-properties style:font-name="Arial Unicode MS" style:font-name-asian="Arial Unicode MS" style:font-name-complex="Arial Unicode MS" fo:color="#00000A" fo:font-size="8pt" style:font-size-asian="8pt" style:font-size-complex="8pt"/>
    </style:style>
    <style:style style:name="P3" style:parent-style-name="Standard" style:family="paragraph">
      <style:paragraph-properties fo:text-align="end"/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un</meta:initial-creator>
    <dc:creator>dlarmsdud35@naver.com</dc:creator>
    <meta:creation-date>2022-05-28T04:22:00Z</meta:creation-date>
    <dc:date>2022-05-28T04:22:00Z</dc:date>
    <meta:template xlink:href="Normal" xlink:type="simple"/>
    <meta:editing-cycles>2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9" meta:character-count="936" meta:row-count="6" meta:non-whitespace-character-count="798"/>
  </office:meta>
</office:document-meta>
</file>